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898in"/>
    </style:style>
    <style:style style:name="co4" style:family="table-column">
      <style:table-column-properties fo:break-before="auto" style:column-width="1.27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02in" svg:height="3.5449in" svg:x="0.4008in" svg:y="2.8858in">
            <draw:object draw:notify-on-update-of-ranges="Sheet1.H6:Sheet1.I6 Sheet1.A9:Sheet1.A15 Sheet1.A6:Sheet1.B6 Sheet1.B9:Sheet1.B15 Sheet1.E9:Sheet1.E16 Sheet1.E6:Sheet1.F6 Sheet1.F9:Sheet1.F16 Sheet1.H9:Sheet1.H12 Sheet1.H6:Sheet1.I6 Sheet1.I9:Sheet1.I12 Sheet1.K9:Sheet1.K12 Sheet1.K6:Sheet1.L6 Sheet1.L9:Sheet1.L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4in" svg:height="3.5453in" svg:x="6.7642in" svg:y="2.9067in">
            <draw:object draw:notify-on-update-of-ranges="Sheet1.N2:Sheet1.N5 Sheet1.O1:Sheet1.O1 Sheet1.O2:Sheet1.O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2" table:default-cell-style-name="ce2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tau</text:p>
          </table:table-cell>
          <table:table-cell table:style-name="ce2" office:value-type="float" office:value="0.01" calcext:value-type="float">
            <text:p>1.00E-002</text:p>
          </table:table-cell>
          <table:table-cell table:number-columns-repeated="2"/>
          <table:table-cell office:value-type="string" calcext:value-type="string">
            <text:p>tau</text:p>
          </table:table-cell>
          <table:table-cell office:value-type="float" office:value="0.01" calcext:value-type="float">
            <text:p>1.00E-002</text:p>
          </table:table-cell>
          <table:table-cell/>
          <table:table-cell office:value-type="string" calcext:value-type="string">
            <text:p>tau</text:p>
          </table:table-cell>
          <table:table-cell table:style-name="ce2" office:value-type="float" office:value="0.01" calcext:value-type="float">
            <text:p>1.00E-002</text:p>
          </table:table-cell>
          <table:table-cell/>
          <table:table-cell office:value-type="string" calcext:value-type="string">
            <text:p>tau</text:p>
          </table:table-cell>
          <table:table-cell table:style-name="ce2" office:value-type="float" office:value="0.01" calcext:value-type="float">
            <text:p>1.00E-002</text:p>
          </table:table-cell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Wall Time</text:p>
          </table:table-cell>
        </table:table-row>
        <table:table-row table:style-name="ro1">
          <table:table-cell office:value-type="string" calcext:value-type="string">
            <text:p>Tperiod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period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office:value-type="string" calcext:value-type="string">
            <text:p>Tperiod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Tperiod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" table:formula="of:=[.B6]" office:value-type="float" office:value="13824" calcext:value-type="float">
            <text:p>1.38E+004</text:p>
          </table:table-cell>
          <table:table-cell table:style-name="ce2" table:formula="of:=[.B7]" office:value-type="float" office:value="85" calcext:value-type="float">
            <text:p>8.50E+001</text:p>
          </table:table-cell>
        </table:table-row>
        <table:table-row table:style-name="ro1">
          <table:table-cell office:value-type="string" calcext:value-type="string">
            <text:p>real_shift</text:p>
          </table:table-cell>
          <table:table-cell office:value-type="float" office:value="1.01" calcext:value-type="float">
            <text:p>1.01</text:p>
          </table:table-cell>
          <table:table-cell table:number-columns-repeated="2"/>
          <table:table-cell office:value-type="string" calcext:value-type="string">
            <text:p>real_shift</text:p>
          </table:table-cell>
          <table:table-cell table:style-name="Default" office:value-type="float" office:value="1.01" calcext:value-type="float">
            <text:p>1.01</text:p>
          </table:table-cell>
          <table:table-cell/>
          <table:table-cell office:value-type="string" calcext:value-type="string">
            <text:p>real_shift</text:p>
          </table:table-cell>
          <table:table-cell office:value-type="float" office:value="1.01" calcext:value-type="float">
            <text:p>1.01</text:p>
          </table:table-cell>
          <table:table-cell/>
          <table:table-cell office:value-type="string" calcext:value-type="string">
            <text:p>real_shift</text:p>
          </table:table-cell>
          <table:table-cell office:value-type="float" office:value="1.01" calcext:value-type="float">
            <text:p>1.01</text:p>
          </table:table-cell>
          <table:table-cell/>
          <table:table-cell table:style-name="ce2" table:formula="of:=[.F6]" office:value-type="float" office:value="104448" calcext:value-type="float">
            <text:p>1.04E+005</text:p>
          </table:table-cell>
          <table:table-cell table:style-name="ce2" table:formula="of:=[.F7]" office:value-type="float" office:value="536.969457" calcext:value-type="float">
            <text:p>5.37E+002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style-name="Default" office:value-type="float" office:value="6" calcext:value-type="float">
            <text:p>6</text:p>
          </table:table-cell>
          <table:table-cell/>
          <table:table-cell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[.I6]" office:value-type="float" office:value="811008" calcext:value-type="float">
            <text:p>8.11E+005</text:p>
          </table:table-cell>
          <table:table-cell table:style-name="ce2" table:formula="of:=[.I7]" office:value-type="float" office:value="3689.851148" calcext:value-type="float">
            <text:p>3.69E+00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style-name="Default" office:value-type="float" office:value="4" calcext:value-type="float">
            <text:p>4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formula="of:=[.L6]" office:value-type="float" office:value="6389760" calcext:value-type="float">
            <text:p>6.39E+006</text:p>
          </table:table-cell>
          <table:table-cell table:style-name="ce2" table:formula="of:=[.L7]" office:value-type="float" office:value="13224.355847" calcext:value-type="float">
            <text:p>1.32E+004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table:style-name="ce2" table:formula="of:=32*16*9*3" office:value-type="float" office:value="13824" calcext:value-type="float">
            <text:p>1.38E+004</text:p>
          </table:table-cell>
          <table:table-cell table:number-columns-repeated="2"/>
          <table:table-cell office:value-type="string" calcext:value-type="string">
            <text:p>Size</text:p>
          </table:table-cell>
          <table:table-cell table:formula="of:=64*32*17*3" office:value-type="float" office:value="104448" calcext:value-type="float">
            <text:p>1.04E+005</text:p>
          </table:table-cell>
          <table:table-cell/>
          <table:table-cell office:value-type="string" calcext:value-type="string">
            <text:p>Size</text:p>
          </table:table-cell>
          <table:table-cell table:style-name="ce2" table:formula="of:=128*64*33*3" office:value-type="float" office:value="811008" calcext:value-type="float">
            <text:p>8.11E+005</text:p>
          </table:table-cell>
          <table:table-cell/>
          <table:table-cell office:value-type="string" calcext:value-type="string">
            <text:p>Size</text:p>
          </table:table-cell>
          <table:table-cell table:style-name="ce2" table:formula="of:=256*128*(128/2+1)*3" office:value-type="float" office:value="6389760" calcext:value-type="float">
            <text:p>6.39E+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l time</text:p>
          </table:table-cell>
          <table:table-cell table:style-name="ce2" office:value-type="float" office:value="85" calcext:value-type="float">
            <text:p>8.50E+001</text:p>
          </table:table-cell>
          <table:table-cell table:number-columns-repeated="2"/>
          <table:table-cell office:value-type="string" calcext:value-type="string">
            <text:p>Wall time</text:p>
          </table:table-cell>
          <table:table-cell office:value-type="float" office:value="536.969457" calcext:value-type="float">
            <text:p>5.37E+002</text:p>
          </table:table-cell>
          <table:table-cell/>
          <table:table-cell office:value-type="string" calcext:value-type="string">
            <text:p>Wall time</text:p>
          </table:table-cell>
          <table:table-cell table:style-name="ce2" office:value-type="float" office:value="3689.851148" calcext:value-type="float">
            <text:p>3.69E+003</text:p>
          </table:table-cell>
          <table:table-cell/>
          <table:table-cell office:value-type="string" calcext:value-type="string">
            <text:p>Wall time</text:p>
          </table:table-cell>
          <table:table-cell table:style-name="ce2" office:value-type="float" office:value="13224.355847" calcext:value-type="float">
            <text:p>1.32E+00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resid</text:p>
          </table:table-cell>
          <table:table-cell table:style-name="ce1" table:number-columns-repeated="2"/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resid</text:p>
          </table:table-cell>
          <table:table-cell table:style-name="ce1"/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resid</text:p>
          </table:table-cell>
          <table:table-cell table:style-name="ce1"/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resid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97.85" calcext:value-type="float">
            <text:p>9.79E+0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213" calcext:value-type="float">
            <text:p>1.21E+00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.282" calcext:value-type="float">
            <text:p>2.82E-0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7.2247" calcext:value-type="float">
            <text:p>7.22E+00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0.00001918" calcext:value-type="float">
            <text:p>1.92E-00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9508" calcext:value-type="float">
            <text:p>9.51E-001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0.00000001028" calcext:value-type="float">
            <text:p>1.03E-00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0.0008485" calcext:value-type="float">
            <text:p>8.49E-00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0.00000439" calcext:value-type="float">
            <text:p>4.39E-00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00000004258" calcext:value-type="float">
            <text:p>4.26E-009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0.000000001242" calcext:value-type="float">
            <text:p>1.24E-009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0.0002831" calcext:value-type="float">
            <text:p>2.83E-00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0.0000000000001611" calcext:value-type="float">
            <text:p>1.61E-01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0000000000003994" calcext:value-type="float">
            <text:p>3.99E-013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8.357E-016" calcext:value-type="float">
            <text:p>8.36E-016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0.000000000006371" calcext:value-type="float">
            <text:p>6.37E-012</text:p>
          </table:table-cell>
          <table:table-cell table:number-columns-repeated="3"/>
        </table:table-row>
        <table:table-row table:style-name="ro1" table:number-rows-repeated="4">
          <table:table-cell table:number-columns-repeated="8"/>
          <table:table-cell table:style-name="ce2"/>
          <table:table-cell table:number-columns-repeated="6"/>
        </table:table-row>
        <table:table-row table:style-name="ro1" table:number-rows-repeated="6">
          <table:table-cell table:number-columns-repeated="5"/>
          <table:table-cell table:style-name="Default"/>
          <table:table-cell table:number-columns-repeated="9"/>
        </table:table-row>
        <table:table-row table:style-name="ro1" table:number-rows-repeated="3">
          <table:table-cell table:style-name="ce2" table:number-columns-repeated="3"/>
          <table:table-cell/>
          <table:table-cell table:style-name="ce2"/>
          <table:table-cell/>
          <table:table-cell table:style-name="ce2"/>
          <table:table-cell table:number-columns-repeated="8"/>
        </table:table-row>
        <table:table-row table:style-name="ro1">
          <table:table-cell table:style-name="ce2" table:number-columns-repeated="3"/>
          <table:table-cell/>
          <table:table-cell table:style-name="ce2"/>
          <table:table-cell/>
          <table:table-cell table:style-name="ce2"/>
          <table:table-cell table:number-columns-repeated="2"/>
          <table:table-cell table:style-name="ce2"/>
          <table:table-cell table:number-columns-repeated="5"/>
        </table:table-row>
        <table:table-row table:style-name="ro1">
          <table:table-cell table:style-name="ce2" table:number-columns-repeated="3"/>
          <table:table-cell/>
          <table:table-cell table:style-name="ce2"/>
          <table:table-cell/>
          <table:table-cell table:style-name="ce2"/>
          <table:table-cell table:number-columns-repeated="8"/>
        </table:table-row>
        <table:table-row table:style-name="ro1">
          <table:table-cell table:style-name="ce2" table:number-columns-repeated="3"/>
          <table:table-cell/>
          <table:table-cell table:style-name="ce2"/>
          <table:table-cell/>
          <table:table-cell table:style-name="ce2"/>
          <table:table-cell table:number-columns-repeated="8"/>
        </table:table-row>
      </table:table>
      <table:table table:name="Sheet2" table:style-name="ta1">
        <table:shapes>
          <draw:frame draw:z-index="0" draw:style-name="gr1" draw:text-style-name="P1" svg:width="6.1787in" svg:height="3.9209in" svg:x="3.5665in" svg:y="0.1783in">
            <draw:object draw:notify-on-update-of-ranges="Sheet2.A3:Sheet2.A10 Sheet2.B3:Sheet2.B1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row table:style-name="ro1">
          <table:table-cell table:formula="of:=128*64*33*3" office:value-type="float" office:value="811008" calcext:value-type="float">
            <text:p>811008</text:p>
          </table:table-cell>
          <table:table-cell table:style-name="Default"/>
          <table:table-cell table:formula="of:=256*128*((128/2)+1)" office:value-type="float" office:value="2129920" calcext:value-type="float">
            <text:p>2129920</text:p>
          </table:table-cell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number-columns-repeated="2" table:style-name="ce1" office:value-type="string" calcext:value-type="string">
            <text:p>max(Re(\lambda))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-0.0122344589" calcext:value-type="float">
            <text:p>-1.22E-002</text:p>
          </table:table-cell>
          <table:table-cell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-0.0105230554" calcext:value-type="float">
            <text:p>-1.05E-002</text:p>
          </table:table-cell>
          <table:table-cell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-0.003667035" calcext:value-type="float">
            <text:p>-3.67E-003</text:p>
          </table:table-cell>
          <table:table-cell/>
        </table:table-row>
        <table:table-row table:style-name="ro1">
          <table:table-cell office:value-type="float" office:value="5.44" calcext:value-type="float">
            <text:p>5.44</text:p>
          </table:table-cell>
          <table:table-cell office:value-type="float" office:value="-0.000998112305" calcext:value-type="float">
            <text:p>-9.98E-004</text:p>
          </table:table-cell>
          <table:table-cell table:style-name="ce2" office:value-type="float" office:value="-0.00373053528" calcext:value-type="float">
            <text:p>-3.73E-003</text:p>
          </table:table-cell>
        </table:table-row>
        <table:table-row table:style-name="ro1">
          <table:table-cell office:value-type="float" office:value="5.45" calcext:value-type="float">
            <text:p>5.45</text:p>
          </table:table-cell>
          <table:table-cell office:value-type="float" office:value="-0.000337349835" calcext:value-type="float">
            <text:p>-3.37E-004</text:p>
          </table:table-cell>
          <table:table-cell/>
        </table:table-row>
        <table:table-row table:style-name="ro1">
          <table:table-cell office:value-type="float" office:value="5.456" calcext:value-type="float">
            <text:p>5.456</text:p>
          </table:table-cell>
          <table:table-cell office:value-type="float" office:value="0.0000578782094" calcext:value-type="float">
            <text:p>5.79E-005</text:p>
          </table:table-cell>
          <table:table-cell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.00292831872" calcext:value-type="float">
            <text:p>2.93E-003</text:p>
          </table:table-cell>
          <table:table-cell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0.0146361356" calcext:value-type="float">
            <text:p>1.46E-002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K1:Sheet1.L1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1">00/00/0000</text:date>, <text:time style:data-style-name="N2" text:time-value="14:13:31.6753214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07:59:57.947599636</meta:creation-date>
    <dc:date>2017-09-01T14:14:21.851972255</dc:date>
    <meta:editing-duration>PT2H34M54S</meta:editing-duration>
    <meta:editing-cycles>65</meta:editing-cycles>
    <meta:generator>LibreOffice/4.2.8.2$Linux_X86_64 LibreOffice_project/420m0$Build-2</meta:generator>
    <meta:document-statistic meta:table-count="2" meta:cell-count="12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6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754cm" svg:height="9.005cm" xlink:href=".." xlink:type="simple" chart:class="chart:scatter" chart:style-name="ch1">
        <chart:legend svg:x="11.987cm" svg:y="0.371cm" style:legend-expansion="custom" chartooo:width="3.546cm" chartooo:height="8.369cm" style:legend-expansion-aspect-ratio="0.42370653602581" chart:style-name="ch2"/>
        <chart:plot-area chart:style-name="ch3" table:cell-range-address="Sheet1.H6:Sheet1.I6 Sheet1.A9:Sheet1.B15 Sheet1.A6:Sheet1.B6 Sheet1.E6:Sheet1.F6 Sheet1.F9:Sheet1.F16 Sheet1.I9:Sheet1.I12 Sheet1.K6:Sheet1.L6 Sheet1.L9:Sheet1.L12" chart:data-source-has-labels="both" svg:x="0.311cm" svg:y="0.179cm" svg:width="11.583cm" svg:height="8.597cm">
          <chartooo:coordinate-region svg:x="2.229cm" svg:y="0.378cm" svg:width="9.425cm" svg:height="7.751cm"/>
          <chart:axis chart:dimension="x" chart:name="primary-x" chart:style-name="ch4" chartooo:axis-type="auto">
            <chart:categories table:cell-range-address="Sheet1.H6:Sheet1.I6"/>
            <chart:grid chart:style-name="ch5" chart:class="major"/>
            <chart:grid chart:style-name="ch5" chart:class="minor"/>
          </chart:axis>
          <chart:axis chart:dimension="y" chart:name="primary-y" chart:style-name="ch6">
            <chart:grid chart:style-name="ch5" chart:class="major"/>
            <chart:grid chart:style-name="ch5" chart:class="minor"/>
          </chart:axis>
          <chart:series chart:style-name="ch7" chart:values-cell-range-address="Sheet1.B9:Sheet1.B15" chart:label-cell-address="Sheet1.A6:Sheet1.B6" chart:class="chart:scatter">
            <chart:domain table:cell-range-address="Sheet1.A9:Sheet1.A15"/>
            <chart:data-point chart:repeated="7"/>
          </chart:series>
          <chart:series chart:style-name="ch8" chart:values-cell-range-address="Sheet1.F9:Sheet1.F16" chart:label-cell-address="Sheet1.E6:Sheet1.F6" chart:class="chart:scatter">
            <chart:domain table:cell-range-address="Sheet1.E9:Sheet1.E16"/>
            <chart:data-point chart:repeated="8"/>
          </chart:series>
          <chart:series chart:style-name="ch9" chart:values-cell-range-address="Sheet1.I9:Sheet1.I12" chart:label-cell-address="Sheet1.H6:Sheet1.I6" chart:class="chart:scatter">
            <chart:domain table:cell-range-address="Sheet1.H9:Sheet1.H12"/>
            <chart:data-point chart:repeated="4"/>
          </chart:series>
          <chart:series chart:style-name="ch10" chart:values-cell-range-address="Sheet1.L9:Sheet1.L12" chart:label-cell-address="Sheet1.K6:Sheet1.L6" chart:class="chart:scatter">
            <chart:domain table:cell-range-address="Sheet1.K9:Sheet1.K12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ze 1.38E+004</text:p>
                <text:list>
                  <text:list-item>
                    <text:p>Size</text:p>
                  </text:list-item>
                  <text:list-item>
                    <text:p>1.38E+004</text:p>
                  </text:list-item>
                </text:list>
                <draw:g>
                  <svg:desc>Sheet1.A6:Sheet1.B6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Size 1.04E+005</text:p>
                <text:list>
                  <text:list-item>
                    <text:p>Size</text:p>
                  </text:list-item>
                  <text:list-item>
                    <text:p>1.04E+005</text:p>
                  </text:list-item>
                </text:list>
                <draw:g>
                  <svg:desc>Sheet1.E6:Sheet1.F6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Size 8.11E+005</text:p>
                <text:list>
                  <text:list-item>
                    <text:p>Size</text:p>
                  </text:list-item>
                  <text:list-item>
                    <text:p>8.11E+005</text:p>
                  </text:list-item>
                </text:list>
                <draw:g>
                  <svg:desc>Sheet1.H6:Sheet1.I6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Size 6.39E+006</text:p>
                <text:list>
                  <text:list-item>
                    <text:p>Size</text:p>
                  </text:list-item>
                  <text:list-item>
                    <text:p>6.39E+006</text:p>
                  </text:list-item>
                </text:list>
                <draw:g>
                  <svg:desc>Sheet1.K6:Sheet1.L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ize</text:p>
                <draw:g>
                  <svg:desc>Sheet1.H6:Sheet1.I6</svg:desc>
                </draw:g>
              </table:table-cell>
              <table:table-cell office:value-type="float" office:value="1">
                <text:p>1</text:p>
                <draw:g>
                  <svg:desc>Sheet1.A9:Sheet1.A15</svg:desc>
                </draw:g>
              </table:table-cell>
              <table:table-cell office:value-type="float" office:value="97.85">
                <text:p>97.85</text:p>
                <draw:g>
                  <svg:desc>Sheet1.B9:Sheet1.B15</svg:desc>
                </draw:g>
              </table:table-cell>
              <table:table-cell office:value-type="float" office:value="1">
                <text:p>1</text:p>
                <draw:g>
                  <svg:desc>Sheet1.E9:Sheet1.E16</svg:desc>
                </draw:g>
              </table:table-cell>
              <table:table-cell office:value-type="float" office:value="1.213">
                <text:p>1.213</text:p>
                <draw:g>
                  <svg:desc>Sheet1.F9:Sheet1.F16</svg:desc>
                </draw:g>
              </table:table-cell>
              <table:table-cell office:value-type="float" office:value="1">
                <text:p>1</text:p>
                <draw:g>
                  <svg:desc>Sheet1.H9:Sheet1.H12</svg:desc>
                </draw:g>
              </table:table-cell>
              <table:table-cell office:value-type="float" office:value="0.282">
                <text:p>0.282</text:p>
                <draw:g>
                  <svg:desc>Sheet1.I9:Sheet1.I12</svg:desc>
                </draw:g>
              </table:table-cell>
              <table:table-cell office:value-type="float" office:value="1">
                <text:p>1</text:p>
                <draw:g>
                  <svg:desc>Sheet1.K9:Sheet1.K12</svg:desc>
                </draw:g>
              </table:table-cell>
              <table:table-cell office:value-type="float" office:value="7.2247">
                <text:p>7.2247</text:p>
                <draw:g>
                  <svg:desc>Sheet1.L9:Sheet1.L12</svg:desc>
                </draw:g>
              </table:table-cell>
            </table:table-row>
            <table:table-row>
              <table:table-cell office:value-type="float" office:value="811008">
                <text:p>811010</text:p>
              </table:table-cell>
              <table:table-cell office:value-type="float" office:value="2">
                <text:p>2</text:p>
              </table:table-cell>
              <table:table-cell office:value-type="float" office:value="0.00001918">
                <text:p>0.00001918</text:p>
              </table:table-cell>
              <table:table-cell office:value-type="float" office:value="2">
                <text:p>2</text:p>
              </table:table-cell>
              <table:table-cell office:value-type="float" office:value="0.9508">
                <text:p>0.9508</text:p>
              </table:table-cell>
              <table:table-cell office:value-type="float" office:value="2">
                <text:p>2</text:p>
              </table:table-cell>
              <table:table-cell office:value-type="float" office:value="0.00000001028">
                <text:p>0.00000001028</text:p>
              </table:table-cell>
              <table:table-cell office:value-type="float" office:value="2">
                <text:p>2</text:p>
              </table:table-cell>
              <table:table-cell office:value-type="float" office:value="0.0008485">
                <text:p>0.0008485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0.00000439">
                <text:p>0.00000439</text:p>
              </table:table-cell>
              <table:table-cell office:value-type="float" office:value="3">
                <text:p>3</text:p>
              </table:table-cell>
              <table:table-cell office:value-type="float" office:value="0.000000004258">
                <text:p>0.000000004258</text:p>
              </table:table-cell>
              <table:table-cell office:value-type="float" office:value="3">
                <text:p>3</text:p>
              </table:table-cell>
              <table:table-cell office:value-type="float" office:value="0.000000001242">
                <text:p>0.000000001242</text:p>
              </table:table-cell>
              <table:table-cell office:value-type="float" office:value="3">
                <text:p>3</text:p>
              </table:table-cell>
              <table:table-cell office:value-type="float" office:value="0.0002831">
                <text:p>0.0002831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0.0000000000001611">
                <text:p>0.0000000000001611</text:p>
              </table:table-cell>
              <table:table-cell office:value-type="float" office:value="4">
                <text:p>4</text:p>
              </table:table-cell>
              <table:table-cell office:value-type="float" office:value="0.0000000000003994">
                <text:p>0.0000000000003994</text:p>
              </table:table-cell>
              <table:table-cell office:value-type="float" office:value="4">
                <text:p>4</text:p>
              </table:table-cell>
              <table:table-cell office:value-type="float" office:value="8.357E-016">
                <text:p>8.357E-016</text:p>
              </table:table-cell>
              <table:table-cell office:value-type="float" office:value="4">
                <text:p>4</text:p>
              </table:table-cell>
              <table:table-cell office:value-type="float" office:value="0.000000000006371">
                <text:p>0.0000000000063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2c001e"/>
      <style:text-properties fo:font-size="10pt" style:font-size-asian="10pt" style:font-size-complex="10pt"/>
    </style:style>
    <style:style style:name="ch4" style:family="chart">
      <style:graphic-properties svg:stroke-color="#aea79f"/>
    </style:style>
    <style:style style:name="ch5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60">
      <style:chart-properties chart:symbol-type="named-symbol" chart:symbol-name="circl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width="0.051cm" svg:stroke-color="#5e2750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695cm" svg:height="9.96cm" xlink:href=".." xlink:type="simple" chart:class="chart:scatter" chart:style-name="ch1">
        <chart:plot-area chart:style-name="ch2" table:cell-range-address="Sheet2.A3:Sheet2.B10" svg:x="0.313cm" svg:y="0.199cm" svg:width="15.069cm" svg:height="9.562cm">
          <chartooo:coordinate-region svg:x="2.231cm" svg:y="0.398cm" svg:width="12.819cm" svg:height="9.164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Sheet2.B3:Sheet2.B10" chart:class="chart:scatter">
            <chart:domain table:cell-range-address="Sheet2.A3:Sheet2.A10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2">
                <text:p>5.2</text:p>
                <draw:g>
                  <svg:desc>Sheet2.A3:Sheet2.A10</svg:desc>
                </draw:g>
              </table:table-cell>
              <table:table-cell office:value-type="float" office:value="-0.0122344589">
                <text:p>-0.0122344589</text:p>
                <draw:g>
                  <svg:desc>Sheet2.B3:Sheet2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3">
                <text:p>5.3</text:p>
              </table:table-cell>
              <table:table-cell office:value-type="float" office:value="-0.0105230554">
                <text:p>-0.01052305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4">
                <text:p>5.4</text:p>
              </table:table-cell>
              <table:table-cell office:value-type="float" office:value="-0.003667035">
                <text:p>-0.0036670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44">
                <text:p>5.44</text:p>
              </table:table-cell>
              <table:table-cell office:value-type="float" office:value="-0.000998112305">
                <text:p>-0.0009981123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45">
                <text:p>5.45</text:p>
              </table:table-cell>
              <table:table-cell office:value-type="float" office:value="-0.000337349835">
                <text:p>-0.0003373498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456">
                <text:p>5.456</text:p>
              </table:table-cell>
              <table:table-cell office:value-type="float" office:value="0.0000578782094">
                <text:p>0.00005787820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0.00292831872">
                <text:p>0.002928318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6">
                <text:p>5.6</text:p>
              </table:table-cell>
              <table:table-cell office:value-type="float" office:value="0.0146361356">
                <text:p>0.01463613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6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6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scatter" chart:style-name="ch1">
        <chart:plot-area chart:style-name="ch2" table:cell-range-address="Sheet1.N2:Sheet1.O5 Sheet1.O1:Sheet1.O1" chart:data-source-has-labels="row" svg:x="0.747cm" svg:y="0.177cm" svg:width="15.399cm" svg:height="7.885cm">
          <chartooo:coordinate-region svg:x="2.665cm" svg:y="0.376cm" svg:width="12.646cm" svg:height="7.039cm"/>
          <chart:axis chart:dimension="x" chart:name="primary-x" chart:style-name="ch3">
            <chart:title svg:x="8.27cm" svg:y="8.242cm" chart:style-name="ch4">
              <text:p>N</text:p>
            </chart:title>
            <chart:grid chart:style-name="ch5" chart:class="major"/>
            <chart:grid chart:style-name="ch5" chart:class="minor"/>
          </chart:axis>
          <chart:axis chart:dimension="y" chart:name="primary-y" chart:style-name="ch6">
            <chart:title svg:x="0cm" svg:y="4.824cm" chart:style-name="ch7">
              <text:p>Wall time</text:p>
            </chart:title>
            <chart:grid chart:style-name="ch5" chart:class="major"/>
            <chart:grid chart:style-name="ch5" chart:class="minor"/>
          </chart:axis>
          <chart:series chart:style-name="ch8" chart:values-cell-range-address="Sheet1.O2:Sheet1.O5" chart:label-cell-address="Sheet1.O1:Sheet1.O1" chart:class="chart:scatter">
            <chart:domain table:cell-range-address="Sheet1.N2:Sheet1.N5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Wall Time</text:p>
                <draw:g>
                  <svg:desc>Sheet1.O1:Sheet1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824">
                <text:p>13824</text:p>
                <draw:g>
                  <svg:desc>Sheet1.N2:Sheet1.N5</svg:desc>
                </draw:g>
              </table:table-cell>
              <table:table-cell office:value-type="float" office:value="85">
                <text:p>85</text:p>
                <draw:g>
                  <svg:desc>Sheet1.O2:Sheet1.O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4448">
                <text:p>104448</text:p>
              </table:table-cell>
              <table:table-cell office:value-type="float" office:value="536.969457">
                <text:p>536.9694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11008">
                <text:p>811008</text:p>
              </table:table-cell>
              <table:table-cell office:value-type="float" office:value="3689.851148">
                <text:p>3689.8511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389760">
                <text:p>6389760</text:p>
              </table:table-cell>
              <table:table-cell office:value-type="float" office:value="13224.355847">
                <text:p>13224.3558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